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9158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1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1">
            <text:p>Number of talks</text:p>
          </table:table-cell>
          <table:table-cell office:value-type="string" table:style-name="ce1">
            <text:p>Time 1</text:p>
          </table:table-cell>
          <table:table-cell office:value-type="string" table:style-name="ce1">
            <text:p>Time 2</text:p>
          </table:table-cell>
          <table:table-cell office:value-type="string" table:style-name="ce1">
            <text:p>Time 3</text:p>
          </table:table-cell>
          <table:table-cell office:value-type="string" table:style-name="ce1">
            <text:p>Time 4</text:p>
          </table:table-cell>
          <table:table-cell office:value-type="string" table:style-name="ce1">
            <text:p>Time 5</text:p>
          </table:table-cell>
          <table:table-cell office:value-type="string" table:style-name="ce1">
            <text:p>|c| 1</text:p>
          </table:table-cell>
          <table:table-cell office:value-type="string" table:style-name="ce1">
            <text:p>|c| 2</text:p>
          </table:table-cell>
          <table:table-cell office:value-type="string" table:style-name="ce1">
            <text:p>|c| 3</text:p>
          </table:table-cell>
          <table:table-cell office:value-type="string" table:style-name="ce1">
            <text:p>|c| 4</text:p>
          </table:table-cell>
          <table:table-cell office:value-type="string" table:style-name="ce1">
            <text:p>|c| 5</text:p>
          </table:table-cell>
          <table:table-cell office:value-type="string" table:style-name="ce1">
            <text:p>Average |c|</text:p>
          </table:table-cell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220" table:style-name="ce1">
            <text:p>220</text:p>
          </table:table-cell>
          <table:table-cell office:value-type="float" office:value="198" table:style-name="ce1">
            <text:p>198</text:p>
          </table:table-cell>
          <table:table-cell office:value-type="float" office:value="154" table:style-name="ce1">
            <text:p>154</text:p>
          </table:table-cell>
          <table:table-cell office:value-type="float" office:value="198" table:style-name="ce1">
            <text:p>198</text:p>
          </table:table-cell>
          <table:table-cell office:value-type="float" office:value="180.4" table:formula="of:=AVERAGE([.G2:.K2])" table:style-name="ce1">
            <text:p>180.4</text:p>
          </table:table-cell>
          <table:table-cell table:number-columns-repeated="1637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10" table:style-name="ce1">
            <text:p>1210</text:p>
          </table:table-cell>
          <table:table-cell office:value-type="float" office:value="1056" table:style-name="ce1">
            <text:p>1056</text:p>
          </table:table-cell>
          <table:table-cell office:value-type="float" office:value="858" table:style-name="ce1">
            <text:p>858</text:p>
          </table:table-cell>
          <table:table-cell office:value-type="float" office:value="858" table:style-name="ce1">
            <text:p>858</text:p>
          </table:table-cell>
          <table:table-cell office:value-type="float" office:value="770" table:style-name="ce1">
            <text:p>770</text:p>
          </table:table-cell>
          <table:table-cell office:value-type="float" office:value="950.4" table:formula="of:=AVERAGE([.G3:.K3])" table:style-name="ce1">
            <text:p>950.4</text:p>
          </table:table-cell>
          <table:table-cell table:number-columns-repeated="1637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540" table:style-name="ce1">
            <text:p>1540</text:p>
          </table:table-cell>
          <table:table-cell office:value-type="float" office:value="1672" table:style-name="ce1">
            <text:p>1672</text:p>
          </table:table-cell>
          <table:table-cell office:value-type="float" office:value="1452" table:style-name="ce1">
            <text:p>1452</text:p>
          </table:table-cell>
          <table:table-cell office:value-type="float" office:value="1452" table:style-name="ce1">
            <text:p>1452</text:p>
          </table:table-cell>
          <table:table-cell office:value-type="float" office:value="1496" table:style-name="ce1">
            <text:p>1496</text:p>
          </table:table-cell>
          <table:table-cell office:value-type="float" office:value="1522.4" table:formula="of:=AVERAGE([.G4:.K4])" table:style-name="ce1">
            <text:p>1522.4</text:p>
          </table:table-cell>
          <table:table-cell table:number-columns-repeated="1637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486" table:style-name="ce1">
            <text:p>2486</text:p>
          </table:table-cell>
          <table:table-cell office:value-type="float" office:value="2420" table:style-name="ce1">
            <text:p>2420</text:p>
          </table:table-cell>
          <table:table-cell office:value-type="float" office:value="2728" table:style-name="ce1">
            <text:p>2728</text:p>
          </table:table-cell>
          <table:table-cell office:value-type="float" office:value="2618" table:style-name="ce1">
            <text:p>2618</text:p>
          </table:table-cell>
          <table:table-cell office:value-type="float" office:value="2530" table:style-name="ce1">
            <text:p>2530</text:p>
          </table:table-cell>
          <table:table-cell office:value-type="float" office:value="2556.4" table:formula="of:=AVERAGE([.G5:.K5])" table:style-name="ce1">
            <text:p>2556.4</text:p>
          </table:table-cell>
          <table:table-cell table:number-columns-repeated="1637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596" table:style-name="ce1">
            <text:p>2596</text:p>
          </table:table-cell>
          <table:table-cell office:value-type="float" office:value="3278" table:style-name="ce1">
            <text:p>3278</text:p>
          </table:table-cell>
          <table:table-cell office:value-type="float" office:value="3126" table:style-name="ce1">
            <text:p>3126</text:p>
          </table:table-cell>
          <table:table-cell office:value-type="float" office:value="2760" table:style-name="ce1">
            <text:p>2760</text:p>
          </table:table-cell>
          <table:table-cell office:value-type="float" office:value="2985" table:style-name="ce1">
            <text:p>2985</text:p>
          </table:table-cell>
          <table:table-cell office:value-type="float" office:value="2949" table:formula="of:=AVERAGE([.G6:.K6])" table:style-name="ce1">
            <text:p>2949</text:p>
          </table:table-cell>
          <table:table-cell table:number-columns-repeated="1637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878" table:style-name="ce1">
            <text:p>3878</text:p>
          </table:table-cell>
          <table:table-cell office:value-type="float" office:value="3527" table:style-name="ce1">
            <text:p>3527</text:p>
          </table:table-cell>
          <table:table-cell office:value-type="float" office:value="3283" table:style-name="ce1">
            <text:p>3283</text:p>
          </table:table-cell>
          <table:table-cell office:value-type="float" office:value="3402" table:style-name="ce1">
            <text:p>3402</text:p>
          </table:table-cell>
          <table:table-cell office:value-type="float" office:value="3423" table:style-name="ce1">
            <text:p>3423</text:p>
          </table:table-cell>
          <table:table-cell office:value-type="float" office:value="3502.6" table:formula="of:=AVERAGE([.G7:.K7])" table:style-name="ce1">
            <text:p>3502.6</text:p>
          </table:table-cell>
          <table:table-cell table:number-columns-repeated="1637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53" table:style-name="ce1">
            <text:p>4053</text:p>
          </table:table-cell>
          <table:table-cell office:value-type="float" office:value="3886" table:style-name="ce1">
            <text:p>3886</text:p>
          </table:table-cell>
          <table:table-cell office:value-type="float" office:value="4089" table:style-name="ce1">
            <text:p>4089</text:p>
          </table:table-cell>
          <table:table-cell office:value-type="float" office:value="4072" table:style-name="ce1">
            <text:p>4072</text:p>
          </table:table-cell>
          <table:table-cell office:value-type="float" office:value="4158" table:style-name="ce1">
            <text:p>4158</text:p>
          </table:table-cell>
          <table:table-cell office:value-type="float" office:value="4051.6" table:formula="of:=AVERAGE([.G8:.K8])" table:style-name="ce1">
            <text:p>4051.6</text:p>
          </table:table-cell>
          <table:table-cell table:number-columns-repeated="1637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273" table:style-name="ce1">
            <text:p>4273</text:p>
          </table:table-cell>
          <table:table-cell office:value-type="float" office:value="4521" table:style-name="ce1">
            <text:p>4521</text:p>
          </table:table-cell>
          <table:table-cell office:value-type="float" office:value="4835" table:style-name="ce1">
            <text:p>4835</text:p>
          </table:table-cell>
          <table:table-cell office:value-type="float" office:value="4495" table:style-name="ce1">
            <text:p>4495</text:p>
          </table:table-cell>
          <table:table-cell office:value-type="float" office:value="4596" table:style-name="ce1">
            <text:p>4596</text:p>
          </table:table-cell>
          <table:table-cell office:value-type="float" office:value="4544" table:formula="of:=AVERAGE([.G9:.K9])" table:style-name="ce1">
            <text:p>4544</text:p>
          </table:table-cell>
          <table:table-cell table:number-columns-repeated="1637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399" table:style-name="ce1">
            <text:p>6399</text:p>
          </table:table-cell>
          <table:table-cell office:value-type="float" office:value="6360" table:style-name="ce1">
            <text:p>6360</text:p>
          </table:table-cell>
          <table:table-cell office:value-type="float" office:value="6419" table:style-name="ce1">
            <text:p>6419</text:p>
          </table:table-cell>
          <table:table-cell office:value-type="float" office:value="6335" table:style-name="ce1">
            <text:p>6335</text:p>
          </table:table-cell>
          <table:table-cell office:value-type="float" office:value="6738" table:style-name="ce1">
            <text:p>6738</text:p>
          </table:table-cell>
          <table:table-cell office:value-type="float" office:value="6450.2" table:formula="of:=AVERAGE([.G10:.K10])" table:style-name="ce1">
            <text:p>6450.2</text:p>
          </table:table-cell>
          <table:table-cell table:number-columns-repeated="1637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539" table:style-name="ce1">
            <text:p>6539</text:p>
          </table:table-cell>
          <table:table-cell office:value-type="float" office:value="7101" table:style-name="ce1">
            <text:p>7101</text:p>
          </table:table-cell>
          <table:table-cell office:value-type="float" office:value="7017" table:style-name="ce1">
            <text:p>7017</text:p>
          </table:table-cell>
          <table:table-cell office:value-type="float" office:value="7036" table:style-name="ce1">
            <text:p>7036</text:p>
          </table:table-cell>
          <table:table-cell office:value-type="float" office:value="7048" table:style-name="ce1">
            <text:p>7048</text:p>
          </table:table-cell>
          <table:table-cell office:value-type="float" office:value="6948.2" table:formula="of:=AVERAGE([.G11:.K11])" table:style-name="ce1">
            <text:p>6948.2</text:p>
          </table:table-cell>
          <table:table-cell table:number-columns-repeated="1637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0692" table:style-name="ce1">
            <text:p>10692</text:p>
          </table:table-cell>
          <table:table-cell office:value-type="float" office:value="10988" table:style-name="ce1">
            <text:p>10988</text:p>
          </table:table-cell>
          <table:table-cell office:value-type="float" office:value="10322" table:style-name="ce1">
            <text:p>10322</text:p>
          </table:table-cell>
          <table:table-cell office:value-type="float" office:value="10902" table:style-name="ce1">
            <text:p>10902</text:p>
          </table:table-cell>
          <table:table-cell office:value-type="float" office:value="10703" table:style-name="ce1">
            <text:p>10703</text:p>
          </table:table-cell>
          <table:table-cell office:value-type="float" office:value="10721.4" table:formula="of:=AVERAGE([.G12:.K12])" table:style-name="ce1">
            <text:p>10721.4</text:p>
          </table:table-cell>
          <table:table-cell table:number-columns-repeated="1637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4407" table:style-name="ce1">
            <text:p>14407</text:p>
          </table:table-cell>
          <table:table-cell office:value-type="float" office:value="13969" table:style-name="ce1">
            <text:p>13969</text:p>
          </table:table-cell>
          <table:table-cell office:value-type="float" office:value="14479" table:style-name="ce1">
            <text:p>14479</text:p>
          </table:table-cell>
          <table:table-cell office:value-type="float" office:value="14539" table:style-name="ce1">
            <text:p>14539</text:p>
          </table:table-cell>
          <table:table-cell office:value-type="float" office:value="14247" table:style-name="ce1">
            <text:p>14247</text:p>
          </table:table-cell>
          <table:table-cell office:value-type="float" office:value="14328.2" table:formula="of:=AVERAGE([.G13:.K13])" table:style-name="ce1">
            <text:p>14328.2</text:p>
          </table:table-cell>
          <table:table-cell table:number-columns-repeated="1637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7226" table:style-name="ce1">
            <text:p>17226</text:p>
          </table:table-cell>
          <table:table-cell office:value-type="float" office:value="16831" table:style-name="ce1">
            <text:p>16831</text:p>
          </table:table-cell>
          <table:table-cell office:value-type="float" office:value="17634" table:style-name="ce1">
            <text:p>17634</text:p>
          </table:table-cell>
          <table:table-cell office:value-type="float" office:value="17639" table:style-name="ce1">
            <text:p>17639</text:p>
          </table:table-cell>
          <table:table-cell office:value-type="float" office:value="17855" table:style-name="ce1">
            <text:p>17855</text:p>
          </table:table-cell>
          <table:table-cell office:value-type="float" office:value="17437" table:formula="of:=AVERAGE([.G14:.K14])" table:style-name="ce1">
            <text:p>17437</text:p>
          </table:table-cell>
          <table:table-cell table:number-columns-repeated="1637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3593" table:style-name="ce1">
            <text:p>23593</text:p>
          </table:table-cell>
          <table:table-cell office:value-type="float" office:value="21708" table:style-name="ce1">
            <text:p>21708</text:p>
          </table:table-cell>
          <table:table-cell office:value-type="float" office:value="23347" table:style-name="ce1">
            <text:p>23347</text:p>
          </table:table-cell>
          <table:table-cell office:value-type="float" office:value="22728" table:style-name="ce1">
            <text:p>22728</text:p>
          </table:table-cell>
          <table:table-cell office:value-type="float" office:value="22471" table:style-name="ce1">
            <text:p>22471</text:p>
          </table:table-cell>
          <table:table-cell office:value-type="float" office:value="22769.4" table:formula="of:=AVERAGE([.G15:.K15])" table:style-name="ce1">
            <text:p>22769.4</text:p>
          </table:table-cell>
          <table:table-cell table:number-columns-repeated="16372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28385" table:style-name="ce1">
            <text:p>28385</text:p>
          </table:table-cell>
          <table:table-cell office:value-type="float" office:value="28737" table:style-name="ce1">
            <text:p>28737</text:p>
          </table:table-cell>
          <table:table-cell office:value-type="float" office:value="28006" table:style-name="ce1">
            <text:p>28006</text:p>
          </table:table-cell>
          <table:table-cell office:value-type="float" office:value="28338" table:style-name="ce1">
            <text:p>28338</text:p>
          </table:table-cell>
          <table:table-cell office:value-type="float" office:value="28634" table:style-name="ce1">
            <text:p>28634</text:p>
          </table:table-cell>
          <table:table-cell office:value-type="float" office:value="28420" table:formula="of:=AVERAGE([.G16:.K16])" table:style-name="ce1">
            <text:p>28420</text:p>
          </table:table-cell>
          <table:table-cell table:number-columns-repeated="1637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3278" table:style-name="ce1">
            <text:p>33278</text:p>
          </table:table-cell>
          <table:table-cell office:value-type="float" office:value="33680" table:style-name="ce1">
            <text:p>33680</text:p>
          </table:table-cell>
          <table:table-cell office:value-type="float" office:value="35061" table:style-name="ce1">
            <text:p>35061</text:p>
          </table:table-cell>
          <table:table-cell office:value-type="float" office:value="33667" table:style-name="ce1">
            <text:p>33667</text:p>
          </table:table-cell>
          <table:table-cell office:value-type="float" office:value="33822" table:style-name="ce1">
            <text:p>33822</text:p>
          </table:table-cell>
          <table:table-cell office:value-type="float" office:value="33901.599999999999" table:formula="of:=AVERAGE([.G17:.K17])" table:style-name="ce1">
            <text:p>33901.6</text:p>
          </table:table-cell>
          <table:table-cell table:number-columns-repeated="1637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41686" table:style-name="ce1">
            <text:p>41686</text:p>
          </table:table-cell>
          <table:table-cell office:value-type="float" office:value="44262" table:style-name="ce1">
            <text:p>44262</text:p>
          </table:table-cell>
          <table:table-cell office:value-type="float" office:value="41206" table:style-name="ce1">
            <text:p>41206</text:p>
          </table:table-cell>
          <table:table-cell office:value-type="float" office:value="42116" table:style-name="ce1">
            <text:p>42116</text:p>
          </table:table-cell>
          <table:table-cell office:value-type="float" office:value="41592" table:style-name="ce1">
            <text:p>41592</text:p>
          </table:table-cell>
          <table:table-cell office:value-type="float" office:value="42172.4" table:formula="of:=AVERAGE([.G18:.K18])" table:style-name="ce1">
            <text:p>42172.4</text:p>
          </table:table-cell>
          <table:table-cell table:number-columns-repeated="1637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50679" table:style-name="ce1">
            <text:p>50679</text:p>
          </table:table-cell>
          <table:table-cell office:value-type="float" office:value="51222" table:style-name="ce1">
            <text:p>51222</text:p>
          </table:table-cell>
          <table:table-cell office:value-type="float" office:value="50239" table:style-name="ce1">
            <text:p>50239</text:p>
          </table:table-cell>
          <table:table-cell office:value-type="float" office:value="50797" table:style-name="ce1">
            <text:p>50797</text:p>
          </table:table-cell>
          <table:table-cell office:value-type="float" office:value="49896" table:style-name="ce1">
            <text:p>49896</text:p>
          </table:table-cell>
          <table:table-cell office:value-type="float" office:value="50566.6" table:formula="of:=AVERAGE([.G19:.K19])" table:style-name="ce1">
            <text:p>50566.6</text:p>
          </table:table-cell>
          <table:table-cell table:number-columns-repeated="1637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52551" table:style-name="ce1">
            <text:p>52551</text:p>
          </table:table-cell>
          <table:table-cell office:value-type="float" office:value="51247" table:style-name="ce1">
            <text:p>51247</text:p>
          </table:table-cell>
          <table:table-cell office:value-type="float" office:value="50954" table:style-name="ce1">
            <text:p>50954</text:p>
          </table:table-cell>
          <table:table-cell office:value-type="float" office:value="51182" table:style-name="ce1">
            <text:p>51182</text:p>
          </table:table-cell>
          <table:table-cell office:value-type="float" office:value="50441" table:style-name="ce1">
            <text:p>50441</text:p>
          </table:table-cell>
          <table:table-cell office:value-type="float" office:value="51275" table:formula="of:=AVERAGE([.G20:.K20])" table:style-name="ce1">
            <text:p>51275</text:p>
          </table:table-cell>
          <table:table-cell table:number-columns-repeated="1637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52120" table:style-name="ce1">
            <text:p>52120</text:p>
          </table:table-cell>
          <table:table-cell office:value-type="float" office:value="53438" table:style-name="ce1">
            <text:p>53438</text:p>
          </table:table-cell>
          <table:table-cell office:value-type="float" office:value="53174" table:style-name="ce1">
            <text:p>53174</text:p>
          </table:table-cell>
          <table:table-cell office:value-type="float" office:value="53026" table:style-name="ce1">
            <text:p>53026</text:p>
          </table:table-cell>
          <table:table-cell office:value-type="float" office:value="51634" table:style-name="ce1">
            <text:p>51634</text:p>
          </table:table-cell>
          <table:table-cell office:value-type="float" office:value="52678.400000000001" table:formula="of:=AVERAGE([.G21:.K21])" table:style-name="ce1">
            <text:p>52678.4</text:p>
          </table:table-cell>
          <table:table-cell table:number-columns-repeated="16372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57120" table:style-name="ce1">
            <text:p>57120</text:p>
          </table:table-cell>
          <table:table-cell office:value-type="float" office:value="56853" table:style-name="ce1">
            <text:p>56853</text:p>
          </table:table-cell>
          <table:table-cell office:value-type="float" office:value="56076" table:style-name="ce1">
            <text:p>56076</text:p>
          </table:table-cell>
          <table:table-cell office:value-type="float" office:value="57426" table:style-name="ce1">
            <text:p>57426</text:p>
          </table:table-cell>
          <table:table-cell office:value-type="float" office:value="56610" table:style-name="ce1">
            <text:p>56610</text:p>
          </table:table-cell>
          <table:table-cell office:value-type="float" office:value="56817" table:formula="of:=AVERAGE([.G22:.K22])" table:style-name="ce1">
            <text:p>56817</text:p>
          </table:table-cell>
          <table:table-cell table:number-columns-repeated="1637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57623" table:style-name="ce1">
            <text:p>57623</text:p>
          </table:table-cell>
          <table:table-cell office:value-type="float" office:value="57837" table:style-name="ce1">
            <text:p>57837</text:p>
          </table:table-cell>
          <table:table-cell office:value-type="float" office:value="56627" table:style-name="ce1">
            <text:p>56627</text:p>
          </table:table-cell>
          <table:table-cell office:value-type="float" office:value="57671" table:style-name="ce1">
            <text:p>57671</text:p>
          </table:table-cell>
          <table:table-cell office:value-type="float" office:value="58391" table:style-name="ce1">
            <text:p>58391</text:p>
          </table:table-cell>
          <table:table-cell office:value-type="float" office:value="57629.8" table:formula="of:=AVERAGE([.G23:.K23])" table:style-name="ce1">
            <text:p>57629.8</text:p>
          </table:table-cell>
          <table:table-cell table:number-columns-repeated="16372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60922" table:style-name="ce1">
            <text:p>60922</text:p>
          </table:table-cell>
          <table:table-cell office:value-type="float" office:value="59626" table:style-name="ce1">
            <text:p>59626</text:p>
          </table:table-cell>
          <table:table-cell office:value-type="float" office:value="61040" table:style-name="ce1">
            <text:p>61040</text:p>
          </table:table-cell>
          <table:table-cell office:value-type="float" office:value="61808" table:style-name="ce1">
            <text:p>61808</text:p>
          </table:table-cell>
          <table:table-cell office:value-type="float" office:value="61082" table:style-name="ce1">
            <text:p>61082</text:p>
          </table:table-cell>
          <table:table-cell office:value-type="float" office:value="60895.6" table:formula="of:=AVERAGE([.G24:.K24])" table:style-name="ce1">
            <text:p>60895.6</text:p>
          </table:table-cell>
          <table:table-cell table:number-columns-repeated="16372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36" table:style-name="ce1">
            <text:p>36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65218" table:style-name="ce1">
            <text:p>65218</text:p>
          </table:table-cell>
          <table:table-cell office:value-type="float" office:value="66506" table:style-name="ce1">
            <text:p>66506</text:p>
          </table:table-cell>
          <table:table-cell office:value-type="float" office:value="64943" table:style-name="ce1">
            <text:p>64943</text:p>
          </table:table-cell>
          <table:table-cell office:value-type="float" office:value="65938" table:style-name="ce1">
            <text:p>65938</text:p>
          </table:table-cell>
          <table:table-cell office:value-type="float" office:value="65370" table:style-name="ce1">
            <text:p>65370</text:p>
          </table:table-cell>
          <table:table-cell office:value-type="float" office:value="65595" table:formula="of:=AVERAGE([.G25:.K25])" table:style-name="ce1">
            <text:p>65595</text:p>
          </table:table-cell>
          <table:table-cell table:number-columns-repeated="16372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69838" table:style-name="ce1">
            <text:p>69838</text:p>
          </table:table-cell>
          <table:table-cell office:value-type="float" office:value="70790" table:style-name="ce1">
            <text:p>70790</text:p>
          </table:table-cell>
          <table:table-cell office:value-type="float" office:value="70458" table:style-name="ce1">
            <text:p>70458</text:p>
          </table:table-cell>
          <table:table-cell office:value-type="float" office:value="72618" table:style-name="ce1">
            <text:p>72618</text:p>
          </table:table-cell>
          <table:table-cell office:value-type="float" office:value="71007" table:style-name="ce1">
            <text:p>71007</text:p>
          </table:table-cell>
          <table:table-cell office:value-type="float" office:value="70942.2" table:formula="of:=AVERAGE([.G26:.K26])" table:style-name="ce1">
            <text:p>70942.2</text:p>
          </table:table-cell>
          <table:table-cell table:number-columns-repeated="16372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office:value-type="string" table:style-name="ce1">
            <text:p>For 1000 attendees and all hours</text:p>
          </table:table-cell>
          <table:table-cell table:number-columns-repeated="16383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jeffq</dc:creator>
    <meta:creation-date>2014-11-04T14:46:02Z</meta:creation-date>
    <dc:date>2014-11-05T03:53:24Z</dc:date>
    <meta:editing-cycles>8</meta:editing-cycles>
    <meta:editing-duration>PT25725S</meta:editing-duration>
  </office:meta>
</office:document-meta>
</file>